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pitch="fixed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9b8824"/>
    </style:style>
    <style:style style:name="P4" style:family="paragraph" style:parent-style-name="Text_20_body">
      <style:text-properties officeooo:paragraph-rsid="06a3b5fc"/>
    </style:style>
    <style:style style:name="P5" style:family="paragraph" style:parent-style-name="Text_20_body">
      <style:text-properties fo:font-weight="normal" officeooo:rsid="06869a0a" officeooo:paragraph-rsid="06a3b5fc" style:font-weight-asian="normal" style:font-weight-complex="normal"/>
    </style:style>
    <style:style style:name="P6" style:family="paragraph" style:parent-style-name="Text_20_body">
      <style:paragraph-properties fo:line-height="100%"/>
      <style:text-properties officeooo:rsid="04af6545" officeooo:paragraph-rsid="06b7f91d"/>
    </style:style>
    <style:style style:name="P7" style:family="paragraph" style:parent-style-name="Text_20_body">
      <style:paragraph-properties fo:text-align="start" style:justify-single-word="false" style:writing-mode="lr-tb"/>
      <style:text-properties officeooo:paragraph-rsid="06a551b0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6a3b5fc" officeooo:paragraph-rsid="06a551b0"/>
    </style:style>
    <style:style style:name="P9" style:family="paragraph" style:parent-style-name="Heading_20_1">
      <style:paragraph-properties fo:line-height="100%"/>
      <style:text-properties officeooo:rsid="04af6545" officeooo:paragraph-rsid="04af6545"/>
    </style:style>
    <style:style style:name="P10" style:family="paragraph" style:parent-style-name="Heading_20_2">
      <style:paragraph-properties fo:line-height="100%"/>
      <style:text-properties officeooo:paragraph-rsid="06be1eb0"/>
    </style:style>
    <style:style style:name="P11" style:family="paragraph" style:parent-style-name="Heading_20_2">
      <style:paragraph-properties fo:margin-top="0in" fo:margin-bottom="0.0181in" style:contextual-spacing="false" fo:line-height="100%"/>
      <style:text-properties style:font-name="Courier New" fo:font-size="10pt" officeooo:paragraph-rsid="06b7f91d" style:font-size-asian="10pt" style:font-size-complex="10pt"/>
    </style:style>
    <style:style style:name="P12" style:family="paragraph" style:parent-style-name="Heading_20_2">
      <style:text-properties officeooo:paragraph-rsid="06cfaf08"/>
    </style:style>
    <style:style style:name="P13" style:family="paragraph" style:parent-style-name="Heading_20_2">
      <style:text-properties officeooo:paragraph-rsid="06d0e326"/>
    </style:style>
    <style:style style:name="P14" style:family="paragraph" style:parent-style-name="Heading_20_2">
      <style:text-properties style:font-name="Monospace" officeooo:rsid="069f2fb2" officeooo:paragraph-rsid="06d111e0" style:font-size-asian="10.5pt" style:font-name-complex="David CLM" style:font-weight-complex="normal"/>
    </style:style>
    <style:style style:name="P15" style:family="paragraph" style:parent-style-name="Heading_20_2">
      <style:text-properties officeooo:paragraph-rsid="06d111e0"/>
    </style:style>
    <style:style style:name="P16" style:family="paragraph" style:parent-style-name="Heading_20_2">
      <style:text-properties officeooo:paragraph-rsid="06d9b299"/>
    </style:style>
    <style:style style:name="P17" style:family="paragraph" style:parent-style-name="Heading_20_2">
      <style:text-properties officeooo:rsid="06d9b299" officeooo:paragraph-rsid="06d9b299"/>
    </style:style>
    <style:style style:name="P18" style:family="paragraph" style:parent-style-name="Standard">
      <style:paragraph-properties fo:line-height="100%"/>
      <style:text-properties officeooo:rsid="06cbaf94" officeooo:paragraph-rsid="06cbaf94"/>
    </style:style>
    <style:style style:name="P19" style:family="paragraph" style:parent-style-name="Text_20_body">
      <style:paragraph-properties fo:line-height="100%" fo:text-align="start" style:justify-single-word="false" style:writing-mode="lr-tb"/>
      <style:text-properties officeooo:paragraph-rsid="06d390eb"/>
    </style:style>
    <style:style style:name="P20" style:family="paragraph" style:parent-style-name="Text_20_body">
      <style:paragraph-properties fo:line-height="100%" fo:text-align="start" style:justify-single-word="false" style:writing-mode="lr-tb"/>
      <style:text-properties officeooo:paragraph-rsid="06d1d49b"/>
    </style:style>
    <style:style style:name="P21" style:family="paragraph" style:parent-style-name="Text_20_body">
      <style:paragraph-properties fo:line-height="100%"/>
      <style:text-properties style:font-name="Monospace" fo:font-weight="normal" officeooo:rsid="068c8d95" officeooo:paragraph-rsid="069b8824" style:font-size-asian="10.5pt" style:font-weight-asian="normal" style:font-name-complex="David CLM" style:font-weight-complex="normal"/>
    </style:style>
    <style:style style:name="P22" style:family="paragraph" style:parent-style-name="Text_20_body">
      <style:paragraph-properties fo:line-height="100%" fo:text-align="start" style:justify-single-word="false" style:writing-mode="lr-tb"/>
      <style:text-properties style:font-name="Monospace" officeooo:rsid="06a276ec" officeooo:paragraph-rsid="06cfaf08" style:font-size-asian="10.5pt" style:font-name-complex="David CLM" style:font-weight-complex="normal"/>
    </style:style>
    <style:style style:name="P23" style:family="paragraph" style:parent-style-name="Text_20_body">
      <style:paragraph-properties fo:line-height="100%"/>
      <style:text-properties style:font-name="Monospace" officeooo:rsid="06a276ec" officeooo:paragraph-rsid="06cfaf08" style:font-size-asian="10.5pt" style:font-name-complex="David CLM" style:font-weight-complex="normal"/>
    </style:style>
    <style:style style:name="P24" style:family="paragraph" style:parent-style-name="Text_20_body">
      <style:paragraph-properties fo:line-height="100%" fo:text-align="start" style:justify-single-word="false" style:writing-mode="lr-tb"/>
      <style:text-properties style:font-name="Monospace" officeooo:rsid="0696a3d1" officeooo:paragraph-rsid="06d111e0" style:font-size-asian="10.5pt" style:font-name-complex="David CLM" style:font-weight-complex="normal"/>
    </style:style>
    <style:style style:name="P25" style:family="paragraph" style:parent-style-name="Text_20_body">
      <style:paragraph-properties fo:line-height="100%" fo:text-align="start" style:justify-single-word="false" style:writing-mode="lr-tb"/>
      <style:text-properties style:font-name="Monospace" officeooo:rsid="0696a3d1" officeooo:paragraph-rsid="06d1d49b" style:font-size-asian="10.5pt" style:font-name-complex="David CLM" style:font-weight-complex="normal"/>
    </style:style>
    <style:style style:name="P26" style:family="paragraph" style:parent-style-name="Text_20_body">
      <style:paragraph-properties fo:line-height="100%"/>
      <style:text-properties style:font-name="Monospace" officeooo:rsid="0696a3d1" officeooo:paragraph-rsid="06d111e0" style:font-size-asian="10.5pt" style:font-name-complex="David CLM" style:font-weight-complex="normal"/>
    </style:style>
    <style:style style:name="P27" style:family="paragraph" style:parent-style-name="Text_20_body">
      <style:paragraph-properties fo:text-align="end" style:justify-single-word="false" style:writing-mode="rl-tb"/>
      <style:text-properties style:text-position="0% 100%" style:font-name="Monospace" officeooo:rsid="0694787f" officeooo:paragraph-rsid="06d0e326" style:font-size-asian="10.5pt" style:font-name-complex="David CLM" style:font-weight-complex="normal"/>
    </style:style>
    <style:style style:name="P28" style:family="paragraph" style:parent-style-name="Text_20_body">
      <style:paragraph-properties fo:text-align="end" style:justify-single-word="false" style:writing-mode="rl-tb"/>
      <style:text-properties officeooo:paragraph-rsid="06d0e326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rsid="0694787f" officeooo:paragraph-rsid="06d0e326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94787f" officeooo:paragraph-rsid="06d0e326"/>
    </style:style>
    <style:style style:name="P31" style:family="paragraph" style:parent-style-name="Text_20_body">
      <style:paragraph-properties fo:line-height="100%" fo:text-align="end" style:justify-single-word="false" style:writing-mode="rl-tb"/>
      <style:text-properties officeooo:rsid="06d5cdac" officeooo:paragraph-rsid="06d5cdac"/>
    </style:style>
    <style:style style:name="P32" style:family="paragraph" style:parent-style-name="Text_20_body">
      <style:paragraph-properties fo:line-height="100%" fo:text-align="start" style:justify-single-word="false" style:writing-mode="lr-tb"/>
      <style:text-properties officeooo:rsid="06d5cdac" officeooo:paragraph-rsid="06d5cdac"/>
    </style:style>
    <style:style style:name="P33" style:family="paragraph" style:parent-style-name="Text_20_body">
      <style:text-properties officeooo:paragraph-rsid="06d9b299"/>
    </style:style>
    <style:style style:name="P34" style:family="paragraph" style:parent-style-name="Text_20_body">
      <style:text-properties officeooo:rsid="06d9b299" officeooo:paragraph-rsid="06d9b299"/>
    </style:style>
    <style:style style:name="P35" style:family="paragraph" style:parent-style-name="Text_20_body">
      <style:paragraph-properties fo:line-height="100%"/>
      <style:text-properties officeooo:rsid="06dd2ff2" officeooo:paragraph-rsid="06dd2ff2"/>
    </style:style>
    <style:style style:name="P36" style:family="paragraph" style:parent-style-name="Text_20_body">
      <style:paragraph-properties fo:line-height="100%"/>
      <style:text-properties officeooo:rsid="06de1592" officeooo:paragraph-rsid="06de1592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loext:opacity="100%"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" style:family="text">
      <style:text-properties fo:color="#000000" loext:opacity="100%"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font-style="normal" fo:font-weight="normal" officeooo:rsid="069f2fb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font-style="normal" fo:font-weight="normal" officeooo:rsid="06cfaf0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d111e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869a0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language="en" fo:country="US" fo:font-style="normal" fo:font-weight="normal" officeooo:rsid="06a1547d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language="en" fo:country="US" fo:font-style="normal" fo:font-weight="normal" officeooo:rsid="06be1eb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language="en" fo:country="US" fo:font-style="normal" fo:font-weight="normal" officeooo:rsid="06d8308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officeooo:rsid="06d9b29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4" style:family="text">
      <style:text-properties style:font-name="Monospace" style:font-size-asian="10.5pt" style:font-name-complex="David CLM" style:font-weight-complex="normal"/>
    </style:style>
    <style:style style:name="T15" style:family="text">
      <style:text-properties style:font-name="Monospace" officeooo:rsid="0694787f" style:font-size-asian="10.5pt" style:font-name-complex="David CLM" style:font-weight-complex="normal"/>
    </style:style>
    <style:style style:name="T16" style:family="text">
      <style:text-properties style:font-name="Monospace" officeooo:rsid="0696a3d1" style:font-size-asian="10.5pt" style:font-name-complex="David CLM" style:font-weight-complex="normal"/>
    </style:style>
    <style:style style:name="T17" style:family="text">
      <style:text-properties style:font-name="Monospace" officeooo:rsid="06d1d49b" style:font-size-asian="10.5pt" style:font-name-complex="David CLM" style:font-weight-complex="normal"/>
    </style:style>
    <style:style style:name="T18" style:family="text">
      <style:text-properties style:font-name="Monospace" officeooo:rsid="06d45771" style:font-size-asian="10.5pt" style:font-name-complex="David CLM" style:font-weight-complex="normal"/>
    </style:style>
    <style:style style:name="T19" style:family="text">
      <style:text-properties style:font-name="Monospace" officeooo:rsid="06d5cdac" style:font-size-asian="10.5pt" style:font-name-complex="David CLM" style:font-weight-complex="normal"/>
    </style:style>
    <style:style style:name="T20" style:family="text">
      <style:text-properties style:font-name="Monospace" fo:font-weight="normal" style:font-size-asian="10.5pt" style:font-weight-asian="normal" style:font-name-complex="David CLM" style:font-weight-complex="normal"/>
    </style:style>
    <style:style style:name="T21" style:family="text">
      <style:text-properties style:font-name="Monospace" fo:font-weight="normal" officeooo:rsid="06869a0a" style:font-size-asian="10.5pt" style:font-weight-asian="normal" style:font-name-complex="David CLM" style:font-weight-complex="normal"/>
    </style:style>
    <style:style style:name="T22" style:family="text">
      <style:text-properties style:font-name="Monospace" fo:font-weight="normal" officeooo:rsid="0688b8cc" style:font-size-asian="10.5pt" style:font-weight-asian="normal" style:font-name-complex="David CLM" style:font-weight-complex="normal"/>
    </style:style>
    <style:style style:name="T23" style:family="text">
      <style:text-properties style:font-name="Monospace" fo:font-weight="normal" officeooo:rsid="068c8d95" style:font-size-asian="10.5pt" style:font-weight-asian="normal" style:font-name-complex="David CLM" style:font-weight-complex="normal"/>
    </style:style>
    <style:style style:name="T24" style:family="text">
      <style:text-properties style:font-name="Monospace" fo:font-weight="normal" officeooo:rsid="06a3b5fc" style:font-size-asian="10.5pt" style:font-weight-asian="normal" style:font-name-complex="David CLM" style:font-weight-complex="normal"/>
    </style:style>
    <style:style style:name="T25" style:family="text">
      <style:text-properties style:font-name="Monospace" fo:font-weight="normal" officeooo:rsid="06b125b5" style:font-size-asian="10.5pt" style:font-weight-asian="normal" style:font-name-complex="David CLM" style:font-weight-complex="normal"/>
    </style:style>
    <style:style style:name="T26" style:family="text">
      <style:text-properties style:font-name="Monospace" fo:font-weight="normal" officeooo:rsid="06dd2ff2" style:font-size-asian="10.5pt" style:font-weight-asian="normal" style:font-name-complex="David CLM" style:font-weight-complex="normal"/>
    </style:style>
    <style:style style:name="T27" style:family="text">
      <style:text-properties style:font-name="Monospace" fo:font-weight="normal" officeooo:rsid="06e1c4be" style:font-size-asian="10.5pt" style:font-weight-asian="normal" style:font-name-complex="David CLM" style:font-weight-complex="normal"/>
    </style:style>
    <style:style style:name="T28" style:family="text">
      <style:text-properties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29" style:family="text">
      <style:text-properties style:font-name="Monospace" fo:font-style="normal" fo:font-weight="normal" officeooo:rsid="0688b8cc" style:font-size-asian="10.5pt" style:font-style-asian="normal" style:font-weight-asian="normal" style:font-name-complex="David CLM" style:font-style-complex="normal" style:font-weight-complex="normal"/>
    </style:style>
    <style:style style:name="T30" style:family="text">
      <style:text-properties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31" style:family="text">
      <style:text-properties style:font-name="Monospace" fo:font-style="normal" fo:font-weight="bold" officeooo:rsid="06a40bbf" style:font-size-asian="10.5pt" style:font-style-asian="normal" style:font-weight-asian="bold" style:font-name-complex="David CLM" style:font-style-complex="normal" style:font-weight-complex="bold"/>
    </style:style>
    <style:style style:name="T32" style:family="text">
      <style:text-properties style:font-name="Monospace" fo:language="en" fo:country="US" fo:font-weight="normal" officeooo:rsid="06cbaf94" style:font-size-asian="10.5pt" style:font-weight-asian="normal" style:font-name-complex="David CLM" style:font-weight-complex="normal"/>
    </style:style>
    <style:style style:name="T33" style:family="text">
      <style:text-properties style:font-name="Monospace" fo:font-weight="bold" style:font-size-asian="10.5pt" style:font-weight-asian="bold" style:font-name-complex="David CLM" style:font-weight-complex="bold"/>
    </style:style>
    <style:style style:name="T34" style:family="text">
      <style:text-properties style:font-name="Monospace" fo:font-weight="bold" officeooo:rsid="06dd2ff2" style:font-size-asian="10.5pt" style:font-weight-asian="bold" style:font-name-complex="David CLM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683ee71" style:font-weight-asian="normal" style:font-weight-complex="normal"/>
    </style:style>
    <style:style style:name="T37" style:family="text">
      <style:text-properties fo:font-weight="normal" officeooo:rsid="0684e0d0" style:font-weight-asian="normal" style:font-weight-complex="normal"/>
    </style:style>
    <style:style style:name="T38" style:family="text">
      <style:text-properties fo:font-weight="normal" officeooo:rsid="06869a0a" style:font-weight-asian="normal" style:font-weight-complex="normal"/>
    </style:style>
    <style:style style:name="T39" style:family="text">
      <style:text-properties fo:font-weight="normal" officeooo:rsid="0691962d" style:font-weight-asian="normal" style:font-weight-complex="normal"/>
    </style:style>
    <style:style style:name="T40" style:family="text">
      <style:text-properties fo:font-weight="normal" officeooo:rsid="0682b543" style:font-weight-asian="normal" style:font-weight-complex="normal"/>
    </style:style>
    <style:style style:name="T41" style:family="text">
      <style:text-properties fo:font-weight="normal" officeooo:rsid="06a276ec" style:font-weight-asian="normal" style:font-weight-complex="normal"/>
    </style:style>
    <style:style style:name="T42" style:family="text">
      <style:text-properties fo:font-weight="normal" officeooo:rsid="06a3b5fc" style:font-weight-asian="normal" style:font-weight-complex="normal"/>
    </style:style>
    <style:style style:name="T43" style:family="text">
      <style:text-properties fo:font-weight="normal" officeooo:rsid="06cfaf08" style:font-weight-asian="normal" style:font-weight-complex="normal"/>
    </style:style>
    <style:style style:name="T44" style:family="text">
      <style:text-properties fo:font-weight="normal" officeooo:rsid="06d9b299" style:font-weight-asian="normal" style:font-weight-complex="normal"/>
    </style:style>
    <style:style style:name="T45" style:family="text">
      <style:text-properties fo:font-weight="normal" officeooo:rsid="06dff67b" style:font-weight-asian="normal" style:font-weight-complex="normal"/>
    </style:style>
    <style:style style:name="T46" style:family="text">
      <style:text-properties fo:font-weight="normal" officeooo:rsid="06e4c542" style:font-weight-asian="normal" style:font-weight-complex="normal"/>
    </style:style>
    <style:style style:name="T47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49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6a3b5fc" style:font-style-asian="normal" style:font-weight-asian="normal" style:font-style-complex="normal" style:font-weight-complex="normal"/>
    </style:style>
    <style:style style:name="T51" style:family="text">
      <style:text-properties style:text-position="sub 58%"/>
    </style:style>
    <style:style style:name="T52" style:family="text">
      <style:text-properties style:text-position="sub 58%" officeooo:rsid="0694787f"/>
    </style:style>
    <style:style style:name="T53" style:family="text">
      <style:text-properties style:text-position="sub 58%" style:font-name="Monospace" style:font-size-asian="10.5pt" style:font-name-complex="David CLM" style:font-weight-complex="normal"/>
    </style:style>
    <style:style style:name="T54" style:family="text">
      <style:text-properties style:text-position="sub 58%" style:font-name="Monospace" fo:font-weight="normal" style:font-size-asian="10.5pt" style:font-weight-asian="normal" style:font-name-complex="David CLM" style:font-weight-complex="normal"/>
    </style:style>
    <style:style style:name="T55" style:family="text">
      <style:text-properties style:text-position="sub 58%"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56" style:family="text">
      <style:text-properties style:text-position="sub 58%"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694787f"/>
    </style:style>
    <style:style style:name="T59" style:family="text">
      <style:text-properties style:text-position="0% 100%" style:font-name="Monospace" style:font-size-asian="10.5pt" style:font-name-complex="David CLM" style:font-weight-complex="normal"/>
    </style:style>
    <style:style style:name="T60" style:family="text">
      <style:text-properties style:text-position="0% 100%" style:font-name="Monospace" officeooo:rsid="0694787f" style:font-size-asian="10.5pt" style:font-name-complex="David CLM" style:font-weight-complex="normal"/>
    </style:style>
    <style:style style:name="T61" style:family="text">
      <style:text-properties style:text-position="0% 100%" style:font-name="Monospace" officeooo:rsid="0694fe6c" style:font-size-asian="10.5pt" style:font-name-complex="David CLM" style:font-weight-complex="normal"/>
    </style:style>
    <style:style style:name="T62" style:family="text">
      <style:text-properties style:text-position="0% 100%" style:font-name="Monospace" officeooo:rsid="06a9c81c" style:font-size-asian="10.5pt" style:font-name-complex="David CLM" style:font-weight-complex="normal"/>
    </style:style>
    <style:style style:name="T63" style:family="text">
      <style:text-properties style:text-position="0% 100%" style:font-name="Monospace" officeooo:rsid="06b5811b" style:font-size-asian="10.5pt" style:font-name-complex="David CLM" style:font-weight-complex="normal"/>
    </style:style>
    <style:style style:name="T64" style:family="text">
      <style:text-properties style:text-position="0% 100%" style:font-name="Monospace" fo:font-style="normal" fo:font-weight="normal" officeooo:rsid="06a551b0" style:font-size-asian="10.5pt" style:font-style-asian="normal" style:font-weight-asian="normal" style:font-name-complex="David CLM" style:font-style-complex="normal" style:font-weight-complex="normal"/>
    </style:style>
    <style:style style:name="T65" style:family="text">
      <style:text-properties style:font-name="David" fo:language="en" fo:country="US" fo:font-weight="normal" style:font-size-asian="10.5pt" style:font-weight-asian="normal" style:font-name-complex="David CLM" style:font-weight-complex="normal"/>
    </style:style>
    <style:style style:name="T66" style:family="text">
      <style:text-properties style:font-name="David" fo:language="en" fo:country="US" fo:font-weight="normal" officeooo:rsid="06cd5b04" style:font-size-asian="10.5pt" style:font-weight-asian="normal" style:font-name-complex="David CLM" style:font-weight-complex="normal"/>
    </style:style>
    <style:style style:name="T67" style:family="text">
      <style:text-properties style:font-name="David" fo:language="en" fo:country="US" fo:font-weight="bold" style:font-size-asian="10.5pt" style:font-weight-asian="bold" style:font-name-complex="David CLM" style:font-weight-complex="bold"/>
    </style:style>
    <style:style style:name="T68" style:family="text">
      <style:text-properties officeooo:rsid="06ca0756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6ce15b0" style:font-weight-asian="bold" style:font-weight-complex="bold"/>
    </style:style>
    <style:style style:name="T71" style:family="text">
      <style:text-properties officeooo:rsid="06ce15b0"/>
    </style:style>
    <style:style style:name="T72" style:family="text">
      <style:text-properties officeooo:rsid="06d111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מטלה</text:span> –<text:span text:style-name="T2"> </text:span><text:span text:style-name="T68">תקצוב משתף רציף</text:span></text:h>
      <text:p text:style-name="P6">‫יש לענות על שאלה אחת לבחירתכם. שאלות או סעיפים עם כוכבית‬ מזכים <text:span text:style-name="T68">בניקוד כפול.</text:span></text:p>
      <text:p text:style-name="P6">‫יש להוכיח את נכונות התשובות. אפשר לכתוב אלגוריתם בפסאודו-קוד, אבל הוא צריך להיות מדוייק ‫ומפורט ברמה של שפת תיכנות.‬</text:p>
      <text:p text:style-name="P11"/>
      <text:p text:style-name="P12"><text:span text:style-name="T35">שאלה </text:span><text:span text:style-name="T6">1</text:span><text:span text:style-name="T9">:</text:span><text:span text:style-name="T35"> </text:span><text:span text:style-name="T41">תקציב </text:span><text:span text:style-name="T43">לקסימין-</text:span><text:span text:style-name="T41">אגליטרי</text:span></text:p>
      <text:p text:style-name="P23">הגדרה: <text:span text:style-name="T69">תקציב </text:span><text:span text:style-name="T70">לקסימין-</text:span><text:span text:style-name="T69">אגליטרי </text:span>הוא תקציב הממקסם את הערך הנמוך ביותר <text:span text:style-name="T71">של שחקן כלשהו:</text:span></text:p>
      <text:p text:style-name="P22">max[d] min[i] ui(d)</text:p>
      <text:p text:style-name="P23"><text:span text:style-name="T71">בכפוף לזה, הוא ממקסם את הערך השני הכי נמוך; וכו’.</text:span> </text:p>
      <text:p text:style-name="P23">לכל אחת מהתכונות למטה, הוכיחו שכל תקציב <text:span text:style-name="T71">לקסימין-</text:span>אגליטרי מקיים את התכונה הזאת, או הביאו דוגמה נגדית.</text:p>
      <text:p text:style-name="P23">א. הוגן ליחידים.</text:p>
      <text:p text:style-name="P23">ב. הוגן לקבוצות.</text:p>
      <text:p text:style-name="P23">ג. יעיל פארטו.</text:p>
      <text:p text:style-name="P23">ד. מגלה-אמת.</text:p>
      <text:p text:style-name="P23"/>
      <text:p text:style-name="P13"><text:span text:style-name="T35">שאלה </text:span><text:span text:style-name="T10">2</text:span><text:span text:style-name="T9">:</text:span><text:span text:style-name="T35"> </text:span><text:span text:style-name="T3">זכויות לפי גובה המס</text:span></text:p>
      <text:p text:style-name="P28">נניח שאזרח i משלם מס בגובה <text:span text:style-name="T15">C</text:span><text:span text:style-name="T51">i</text:span><text:span text:style-name="T57"> </text:span><text:span text:style-name="T58">(התקציב C שווה לסכום המיסים שמשלמים כל האזרחים). אנחנו רוצים להגדיר מערכת לחלוקת תקציב, שתתן זכויות רבות יותר לאזרחים המשלמים יותר מיסים. לדוגמה, ההגדרה של תכונת "</text:span><text:span text:style-name="T63">הוגנות</text:span><text:span text:style-name="T58"> ליחידים" תהיה: "התועלת של אזרח i היא לפחות C</text:span><text:span text:style-name="T52">i</text:span><text:span text:style-name="T58">".</text:span></text:p>
      <text:p text:style-name="P28"><text:span text:style-name="T58">א. </text:span><text:span text:style-name="T60">כתבו </text:span><text:span text:style-name="T58">הגדרה מוכללת </text:span><text:span text:style-name="T60">של תקציב הוגן לקבוצות, ושל תקציב פריק.</text:span></text:p>
      <text:p text:style-name="P27">ב. הוכיחו, שכל תקציב פריק הוא הוגן לקבוצות – בהתאם להגדרות של סעיף א.</text:p>
      <text:p text:style-name="P27">ג. נגדיר "תקציב נאש מוכלל" כתקציב d הממקסם את הסכום:</text:p>
      <text:p text:style-name="P29"><text:span text:style-name="T59">Sum[i=1,…,n] C</text:span><text:span text:style-name="T53">i</text:span><text:span text:style-name="T59"> * log(u</text:span><text:span text:style-name="T53">i</text:span><text:span text:style-name="T59">(d))</text:span></text:p>
      <text:p text:style-name="P28"><text:span text:style-name="T60">(מכפילים </text:span><text:span text:style-name="T62">את ה</text:span><text:span text:style-name="T60">לוג </text:span><text:span text:style-name="T62">של אזרח i </text:span><text:span text:style-name="T60">בגובה המס ששילם אזרח i).</text:span></text:p>
      <text:p text:style-name="P30"><text:span text:style-name="T59">הוכיחו שתקציב נאש מוכלל הוא פריק </text:span><text:span text:style-name="T61">(לפי ההגדרה של סעיף א)</text:span><text:span text:style-name="T59">.</text:span></text:p>
      <text:p text:style-name="P27"/>
      <text:p text:style-name="P15"><text:span text:style-name="T46">* </text:span><text:span text:style-name="T35">שאלה </text:span><text:span text:style-name="T4">3</text:span><text:span text:style-name="T9">:</text:span><text:span text:style-name="T35"> </text:span><text:span text:style-name="T4">תיכנות – תקציב </text:span><text:span text:style-name="T7">פריק</text:span></text:p>
      <text:p text:style-name="P26">כתבו פונקציה, <text:span text:style-name="T72">המקבלת תקציב כלשהו, ובודקת אם הוא פריק, ואם כן – מחזירה פירוק אחד שלו. </text:span>כותרת הפונקציה:</text:p>
      <text:p text:style-name="P24">def <text:span text:style-name="T72">find_decomposition</text:span>(</text:p>
      <text:p text:style-name="P19"><text:soft-page-break/><text:span text:style-name="T16"><text:tab/></text:span><text:span text:style-name="T18">budget: list[float], <text:s/></text:span><text:span text:style-name="T19"># ההקצאה לכל נושא לפי הסדר (0, 1, ...)</text:span></text:p>
      <text:p text:style-name="P20"><text:span text:style-name="T16"><text:tab/>preferences:</text:span><text:span text:style-name="T17">list</text:span><text:span text:style-name="T16">[</text:span><text:span text:style-name="T17">set</text:span><text:span text:style-name="T16">[</text:span><text:span text:style-name="T19">int</text:span><text:span text:style-name="T16">]</text:span><text:span text:style-name="T17">] <text:s/></text:span><text:span text:style-name="T19"># הנושאים שכל אזרח תומך בהם </text:span></text:p>
      <text:p text:style-name="P25"><text:tab/>)</text:p>
      <text:p text:style-name="P31"><text:span text:style-name="T14">דוגמה לקלט:</text:span></text:p>
      <text:p text:style-name="P32"><text:span text:style-name="T14">budget = [400, 50, 50, 0] <text:s text:c="2"/># נושא 0 קיבל 300, נושא 1 קיבל 100, וכו’</text:span></text:p>
      <text:p text:style-name="P32"><text:span text:style-name="T14">preferences = [ {0,1}, {0,2}, {0,3}, {1,2}, {0} ]</text:span></text:p>
      <text:p text:style-name="P32"><text:span text:style-name="T14"><text:tab/># שחקן א תומך בנושאים 0,1; שחקן ב תומך בנושאים 0,2; וכו’.</text:span></text:p>
      <text:p text:style-name="P31"><text:span text:style-name="T14">במקרה זה התקציב פריק. דוגמה לפירוק: שחקנים א, ב, ג, ה תורמים 100 לנושא 0; שחקן ד תורם 50 לנושא 1 ו-50 לנושא 2.</text:span></text:p>
      <text:p text:style-name="P14"><text:span text:style-name="T5"/></text:p>
      <text:p text:style-name="P3"><text:span text:style-name="T35">שאלה </text:span><text:span text:style-name="T12">4</text:span><text:span text:style-name="T9">:</text:span><text:span text:style-name="T35"> </text:span><text:span text:style-name="T40">תועלת מינימום</text:span></text:p>
      <text:p text:style-name="P4"><text:span text:style-name="T36">בהרצאה הנחנו</text:span><text:span text:style-name="T39">,</text:span><text:span text:style-name="T36"> שהתועלת של כל תורם שווה ל</text:span><text:span text:style-name="T47">סכום </text:span><text:span text:style-name="T36">התרומות </text:span><text:span text:style-name="T42">לנושאים </text:span><text:span text:style-name="T37">שהוא תומך </text:span><text:span text:style-name="T22">בהם:</text:span></text:p>
      <text:p text:style-name="P8"><text:span text:style-name="T22">u</text:span><text:span text:style-name="T54">i</text:span><text:span text:style-name="T20">(d) = Sum[j=1,…,m;</text:span><text:span text:style-name="T28"> u</text:span><text:span text:style-name="T55">i,j</text:span><text:span text:style-name="T64">&gt;0</text:span><text:span text:style-name="T20">] d</text:span><text:span text:style-name="T54">j</text:span></text:p>
      <text:p text:style-name="P4"><text:span text:style-name="T38">לדוגמה, אם עמי תומך </text:span><text:span text:style-name="T24">בנושאים</text:span><text:span text:style-name="T22"> </text:span><text:span text:style-name="T38">א, ב, </text:span><text:span text:style-name="T42">נושא א מקבל </text:span><text:span text:style-name="T38">4000 </text:span><text:span text:style-name="T42">ו-</text:span><text:span text:style-name="T38">ב 2000, אז התועלת של עמי היא </text:span><text:span text:style-name="T21">6000</text:span><text:span text:style-name="T38">. </text:span></text:p>
      <text:p text:style-name="P4"><text:span text:style-name="T37">בשאלה זו, נניח שהתועלת של כל תורם שווה </text:span><text:span text:style-name="T48">לתרומה הקטנה ביותר </text:span><text:span text:style-name="T49">ל</text:span><text:span text:style-name="T50">נושא כלשהו </text:span><text:span text:style-name="T49">שהוא תומך בו</text:span><text:span text:style-name="T50">:</text:span></text:p>
      <text:p text:style-name="P7"><text:span text:style-name="T29">u</text:span><text:span text:style-name="T56">i</text:span><text:span text:style-name="T30">(d) = </text:span><text:span text:style-name="T31">Min</text:span><text:span text:style-name="T30">[j=1,…,m; u</text:span><text:span text:style-name="T56">i,j</text:span><text:span text:style-name="T64">&gt;0</text:span><text:span text:style-name="T30">] d</text:span><text:span text:style-name="T56">j</text:span></text:p>
      <text:p text:style-name="P5">בדוגמה למעלה, התועלת של עמי היא 2000.</text:p>
      <text:p text:style-name="P35"><text:span text:style-name="T25">נ</text:span><text:span text:style-name="T20">תונים 100 אזרחים ו-4 נושאים. 90 אזרחים תומכים בנושאים א,ב,ג; 10 אזרחים תומכים בנושאים ג,ד.</text:span></text:p>
      <text:p text:style-name="P36"><text:span text:style-name="T20">א. הראו שהתקציב האנארכי הוא פריק אבל לא יעיל-פארטו.</text:span></text:p>
      <text:p text:style-name="P36"><text:span text:style-name="T20">ב. הראו שהתקציב השווה (כל הנושאים מקבלים אותו סכום) יעיל-פארטו אבל לא פריק.</text:span></text:p>
      <text:p text:style-name="P36"><text:span text:style-name="T27">* </text:span><text:span text:style-name="T20">ג. </text:span><text:span text:style-name="T26">מצאו תקציב שהוא גם יעיל פארטו וגם פריק.</text:span></text:p>
      <text:p text:style-name="P21"/>
      <text:p text:style-name="P16"><text:span text:style-name="T35">שאלה </text:span><text:span text:style-name="T13">5</text:span><text:span text:style-name="T9">:</text:span><text:span text:style-name="T35"> </text:span><text:span text:style-name="T44">מונוטוניות של אלגוריתמי תקצוב</text:span></text:p>
      <text:p text:style-name="P34"><text:span text:style-name="T35">אלגוריתם לחלוקת תקציב רציף נקרא </text:span><text:span text:style-name="T69">מונוטוני</text:span><text:span text:style-name="T35"> אם, כשמפעילים אותו עם תקציב גדול יותר, וההצבעות של כל האזרחים לא משתנות, ההקצאה לכל אחד מהנושאים לא קטנה. לכל אחד מהאלגוריתמים הבאים, הוכיחו שהוא מונוטוני, או הביאו דוגמה נגדית:</text:span></text:p>
      <text:p text:style-name="P34"><text:span text:style-name="T35">א. אוטיליטרי;</text:span></text:p>
      <text:p text:style-name="P34"><text:span text:style-name="T35">ב. אוטיליטרי על תנאי;</text:span></text:p>
      <text:p text:style-name="P34"><text:span text:style-name="T45">* </text:span><text:span text:style-name="T35">ג. נאש (מיקסום המכפלה).</text:span></text:p>
      <text:p text:style-name="P17"><text:span text:style-name="T54"/></text:p>
      <text:p text:style-name="P33"><text:span text:style-name="T8"/></text:p>
      <text:p text:style-name="P10"><text:soft-page-break/><text:span text:style-name="T23">* שאלה </text:span><text:span text:style-name="T11">6</text:span><text:span text:style-name="T9">:</text:span><text:span text:style-name="T23"> </text:span><text:span text:style-name="T32">מונוטוניות של שיטת החלקים השוים – ללא שבירת שיויון</text:span></text:p>
      <text:p text:style-name="P18"><text:span text:style-name="T65">שאלה 4 במטלה הקודמת היתה למצוא דוגמה המראה, ששיטת החלקים השוים לבחירת ועדה אינה מונוטונית. בכל הפתרונות שהוגשו, הדוגמאות הסתמכו על שבירת שיויון מסוימת באלגוריתם עצמו או בשלב האחרון (של החלוקה שרירותית).</text:span></text:p>
      <text:p text:style-name="P18"><text:span text:style-name="T65"/></text:p>
      <text:p text:style-name="P18"><text:span text:style-name="T65">מצאו דוגמה </text:span><text:span text:style-name="T67">שאינה </text:span><text:span text:style-name="T65">תלויה בשבירת שיוויון או בחלוקה שרירותית כלשהי, כלומר, בכל שלב יש רק מועמד אחד שאפשר לבחור </text:span><text:span text:style-name="T66">לפי כללי האלגוריתם</text:span><text:span text:style-name="T65">, ובסוף </text:span><text:span text:style-name="T66">התהליך </text:span><text:span text:style-name="T65">נבחרים k מועמדים.</text:span></text:p>
      <text:p text:style-name="P18"><text:span text:style-name="T6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pitch="fixed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language-asian="en" style:country-asian="US" style:font-name-complex="Miriam" style:font-family-complex="Miriam" style:font-family-generic-complex="system" style:font-pitch-complex="variable" style:font-size-complex="10pt" style:language-complex="he" style:country-complex="I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2-28T15:43:39.762000000</dc:date>
    <meta:editing-duration>P12DT1H36M53S</meta:editing-duration>
    <meta:editing-cycles>1581</meta:editing-cycles>
    <meta:document-statistic meta:table-count="0" meta:image-count="0" meta:object-count="0" meta:page-count="3" meta:paragraph-count="52" meta:word-count="561" meta:character-count="3089" meta:non-whitespace-character-count="2569"/>
  </office:meta>
</office:document-meta>
</file>